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ame Type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avigation</text:p>
          </table:table-cell>
          <table:table-cell office:value-type="string" calcext:value-type="string">
            <text:p>ID/Payload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tton 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utton 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ton 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Left Di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ight Di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HV Volt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LV Voltag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er Temp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Temp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ant Temp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HV Temp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SLV Tem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6:35:33.648951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6:27:56.963287813</meta:creation-date>
    <dc:date>2022-02-17T16:35:48.339129335</dc:date>
    <meta:editing-duration>PT5M45S</meta:editing-duration>
    <meta:editing-cycles>4</meta:editing-cycles>
    <meta:generator>LibreOffice/7.2.5.2$Linux_X86_64 LibreOffice_project/20$Build-2</meta:generator>
    <meta:document-statistic meta:table-count="1" meta:cell-count="46" meta:object-count="0"/>
  </office:meta>
</office:document-meta>
</file>